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891cm" fo:min-width="0.35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21cm" fo:min-width="6.832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6.698cm" fo:min-width="0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29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513cm" fo:min-width="1.279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21cm" fo:min-width="2.00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4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412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44cm" fo:min-width="0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9cm" fo:min-width="1.412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526cm" fo:min-width="6.705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16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79cm" fo:min-width="3.531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319cm" fo:min-width="0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23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3.175cm" svg:x="18.018cm" svg:y="22.5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3.175cm" svg:x="5.191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89cm" svg:height="3.175cm" svg:x="6.796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366cm" svg:height="1.905cm" svg:x="5.191cm" svg:y="19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89cm" svg:height="3.175cm" svg:x="8.474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89cm" svg:height="3.175cm" svg:x="10.025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89cm" svg:height="3.175cm" svg:x="11.595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89cm" svg:height="3.175cm" svg:x="12.938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035cm" svg:height="0.962cm" svg:x="15.478cm" svg:y="24.114cm">
          <draw:text-box>
            <text:p>...</text:p>
          </draw:text-box>
        </draw:frame>
        <draw:frame draw:style-name="gr4" draw:text-style-name="P2" draw:layer="layout" svg:width="3.317cm" svg:height="0.962cm" svg:x="1.366cm" svg:y="23.606cm">
          <draw:text-box>
            <text:p>blockdevs</text:p>
          </draw:text-box>
        </draw:frame>
        <draw:custom-shape draw:style-name="gr5" draw:text-style-name="P1" draw:layer="layout" svg:width="1.397cm" svg:height="7.366cm" draw:transform="rotate (-1.5707963267949) translate (12.557cm 21.093cm)">
          <text:p/>
          <draw:enhanced-geometry svg:viewBox="0 0 21600 21600" draw:glue-points="21600 0 0 10800 21600 21600" draw:text-areas="13800 ?f9 21600 ?f10" draw:type="left-brace" draw:modifiers="1800 10698.84620605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4" draw:layer="layout" svg:width="3.529cm" svg:height="2.384cm" svg:x="1.281cm" svg:y="18.907cm">
          <draw:text-box>
            <text:p text:style-name="P3">backstore</text:p>
            <text:p text:style-name="P3">cap device</text:p>
            <text:p text:style-name="P3">(linear)</text:p>
          </draw:text-box>
        </draw:frame>
        <draw:custom-shape draw:style-name="gr7" draw:text-style-name="P5" draw:layer="layout" svg:width="1.778cm" svg:height="1.143cm" svg:x="8.955cm" svg:y="21.066cm">
          <text:p text:style-name="P3">next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line draw:style-name="gr8" draw:text-style-name="P1" draw:layer="layout" svg:x1="9.844cm" svg:y1="20.939cm" svg:x2="9.844cm" svg:y2="19.161cm">
          <text:p/>
        </draw:line>
        <draw:g xml:id="id3" draw:id="id3">
          <draw:custom-shape draw:style-name="gr9" draw:text-style-name="P1" draw:layer="layout" svg:width="2.54cm" svg:height="1.905cm" svg:x="1.889cm" svg:y="14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4" draw:layer="layout" svg:width="2.54cm" svg:height="1.673cm" svg:x="1.943cm" svg:y="15.097cm">
            <draw:text-box>
              <text:p text:style-name="P3">meta</text:p>
              <text:p text:style-name="P3">(linear)</text:p>
            </draw:text-box>
          </draw:frame>
        </draw:g>
        <draw:g xml:id="id7" draw:id="id7">
          <draw:custom-shape draw:style-name="gr9" draw:text-style-name="P1" draw:layer="layout" svg:width="2.54cm" svg:height="1.905cm" svg:x="14.462cm" svg:y="14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" draw:layer="layout" svg:width="2.513cm" svg:height="1.673cm" svg:x="14.489cm" svg:y="14.943cm">
            <draw:text-box>
              <text:p text:style-name="P3">mdv</text:p>
              <text:p>(linear)</text:p>
            </draw:text-box>
          </draw:frame>
        </draw:g>
        <draw:custom-shape draw:style-name="gr12" draw:text-style-name="P1" xml:id="id4" draw:id="id4" draw:layer="layout" svg:width="0.762cm" svg:height="0.762cm" draw:transform="rotate (-1.5707963267949) translate (6.715cm 18.3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xml:id="id6" draw:id="id6" draw:layer="layout" svg:width="0.762cm" svg:height="0.762cm" draw:transform="rotate (-1.5707963267949) translate (7.477cm 18.3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xml:id="id2" draw:id="id2" draw:layer="layout" svg:width="0.762cm" svg:height="0.762cm" draw:transform="rotate (-1.5707963267949) translate (5.953cm 18.3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xml:id="id8" draw:id="id8" draw:layer="layout" svg:width="0.762cm" svg:height="0.762cm" draw:transform="rotate (-1.5707963267949) translate (8.312cm 18.3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xml:id="id9" draw:id="id9" draw:layer="layout" svg:width="0.762cm" svg:height="0.762cm" draw:transform="rotate (-1.5707963267949) translate (9.12cm 18.34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xml:id="id10" draw:id="id10" draw:layer="layout" svg:width="0.762cm" svg:height="0.762cm" draw:transform="rotate (-1.5707963267949) translate (9.855cm 18.3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3" draw:text-style-name="P3" draw:layer="layout" draw:type="curve" svg:x1="10.681cm" svg:y1="13.83cm" svg:x2="5.572cm" svg:y2="18.399cm" draw:start-shape="id1" draw:start-glue-point="2" draw:end-shape="id2" draw:end-glue-point="5" svg:d="M10681 13830c0 3414-5109 1130-5109 4569" svg:viewBox="0 0 5110 4570">
          <text:p/>
        </draw:connector>
        <draw:connector draw:style-name="gr13" draw:text-style-name="P3" draw:layer="layout" draw:type="curve" svg:x1="3.186cm" svg:y1="16.875cm" svg:x2="6.334cm" svg:y2="18.399cm" draw:start-shape="id3" draw:start-glue-point="2" draw:end-shape="id4" draw:end-glue-point="5" svg:d="M3186 16875c0 1143 3148 381 3148 1524" svg:viewBox="0 0 3149 1525">
          <text:p/>
        </draw:connector>
        <draw:connector draw:style-name="gr13" draw:text-style-name="P3" draw:layer="layout" draw:type="curve" svg:x1="7.54cm" svg:y1="13.954cm" svg:x2="7.096cm" svg:y2="18.399cm" draw:start-shape="id5" draw:start-glue-point="2" draw:end-shape="id6" draw:end-glue-point="5" svg:d="M7540 13954c0 3333-444 1111-444 4445" svg:viewBox="0 0 445 4446">
          <text:p/>
        </draw:connector>
        <draw:connector draw:style-name="gr13" draw:text-style-name="P3" draw:layer="layout" draw:type="curve" svg:x1="15.732cm" svg:y1="16.748cm" svg:x2="7.931cm" svg:y2="18.372cm" draw:start-shape="id7" draw:start-glue-point="2" draw:end-shape="id8" draw:end-glue-point="5" svg:d="M15732 16748c0 1218-7801 406-7801 1624" svg:viewBox="0 0 7802 1625">
          <text:p/>
        </draw:connector>
        <draw:connector draw:style-name="gr13" draw:text-style-name="P3" draw:layer="layout" draw:type="curve" svg:x1="7.54cm" svg:y1="13.954cm" svg:x2="8.739cm" svg:y2="18.345cm" draw:start-shape="id5" draw:start-glue-point="2" draw:end-shape="id9" draw:end-glue-point="5" svg:d="M7540 13954c0 3292 1199 1097 1199 4391" svg:viewBox="0 0 1200 4392">
          <text:p/>
        </draw:connector>
        <draw:connector draw:style-name="gr13" draw:text-style-name="P3" draw:layer="layout" draw:type="curve" svg:x1="10.681cm" svg:y1="13.83cm" svg:x2="9.474cm" svg:y2="18.372cm" draw:start-shape="id1" draw:start-glue-point="2" draw:end-shape="id10" draw:end-glue-point="5" svg:d="M10681 13830c0 3393-1207 1122-1207 4542" svg:viewBox="0 0 1208 4543">
          <text:p/>
        </draw:connector>
        <draw:g>
          <draw:custom-shape draw:style-name="gr9" draw:text-style-name="P1" draw:layer="layout" svg:width="2.54cm" svg:height="1.905cm" svg:x="9.382cm" svg:y="12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" xml:id="id1" draw:id="id1" draw:layer="layout" svg:width="2.54cm" svg:height="1.673cm" svg:x="9.411cm" svg:y="12.157cm">
            <draw:text-box>
              <text:p text:style-name="P3">meta</text:p>
              <text:p text:style-name="P3">(linear)</text:p>
            </draw:text-box>
          </draw:frame>
        </draw:g>
        <draw:g xml:id="id5" draw:id="id5">
          <draw:custom-shape draw:style-name="gr9" draw:text-style-name="P1" draw:layer="layout" svg:width="2.54cm" svg:height="1.905cm" svg:x="6.207cm" svg:y="12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4" draw:layer="layout" svg:width="2.64cm" svg:height="1.759cm" svg:x="6.234cm" svg:y="12.184cm">
            <draw:text-box>
              <text:p text:style-name="P3">data</text:p>
              <text:p text:style-name="P3">(linear)</text:p>
            </draw:text-box>
          </draw:frame>
        </draw:g>
        <draw:custom-shape draw:style-name="gr15" draw:text-style-name="P1" draw:layer="layout" svg:width="7.239cm" svg:height="3.81cm" svg:x="5.491cm" svg:y="11.033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716cm" svg:height="0.962cm" svg:x="9.226cm" svg:y="11.033cm">
          <draw:text-box>
            <text:p>thinpool</text:p>
          </draw:text-box>
        </draw:frame>
        <draw:g>
          <draw:custom-shape draw:style-name="gr17" draw:text-style-name="P1" draw:layer="layout" svg:width="4.064cm" svg:height="2.794cm" svg:x="13.7cm" svg:y="12.049cm">
            <text:p/>
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frame draw:style-name="gr18" draw:text-style-name="P2" draw:layer="layout" svg:width="3.556cm" svg:height="1.673cm" svg:x="13.954cm" svg:y="12.154cm">
            <draw:text-box>
              <text:p>filesystem</text:p>
              <text:p text:style-name="P3">metadata</text:p>
            </draw:text-box>
          </draw:frame>
        </draw:g>
        <draw:custom-shape draw:style-name="gr1" draw:text-style-name="P1" xml:id="id11" draw:id="id11" draw:layer="layout" svg:width="0.889cm" svg:height="3.175cm" svg:x="5.064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2" draw:id="id12" draw:layer="layout" svg:width="0.762cm" svg:height="0.762cm" draw:transform="rotate (-1.5707963267949) translate (6.253cm 10.2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" xml:id="id14" draw:id="id14" draw:layer="layout" svg:width="0.762cm" svg:height="0.635cm" draw:transform="rotate (-1.5707963267949) translate (6.988cm 10.2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xml:id="id13" draw:id="id13" draw:layer="layout" svg:width="0.889cm" svg:height="3.175cm" svg:x="6.588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draw:type="curve" svg:x1="5.508cm" svg:y1="8.112cm" svg:x2="5.872cm" svg:y2="10.271cm" draw:start-shape="id11" draw:start-glue-point="2" draw:end-shape="id12" draw:end-glue-point="5" svg:d="M5508 8112c0 1618 364 539 364 2159" svg:viewBox="0 0 365 2160">
          <text:p/>
        </draw:connector>
        <draw:connector draw:style-name="gr20" draw:text-style-name="P1" draw:layer="layout" draw:type="curve" svg:x1="7.032cm" svg:y1="8.112cm" svg:x2="6.671cm" svg:y2="10.272cm" draw:start-shape="id13" draw:start-glue-point="2" draw:end-shape="id14" draw:end-glue-point="5" svg:d="M7032 8112c0 1618-361 539-361 2160" svg:viewBox="0 0 362 2161">
          <text:p/>
        </draw:connector>
        <draw:frame draw:style-name="gr21" draw:text-style-name="P4" draw:layer="layout" svg:width="3.736cm" svg:height="2.384cm" svg:x="1.201cm" svg:y="5.398cm">
          <draw:text-box>
            <text:p text:style-name="P3">thinly</text:p>
            <text:p text:style-name="P3">provisioned</text:p>
            <text:p text:style-name="P3">filesystems</text:p>
          </draw:text-box>
        </draw:frame>
        <draw:g>
          <draw:g>
            <draw:custom-shape draw:style-name="gr17" draw:text-style-name="P1" draw:layer="layout" svg:width="4.064cm" svg:height="2.794cm" svg:x="1cm" svg:y="12.176cm">
              <text:p/>
  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left $0" draw:handle-range-y-minimum="0" draw:handle-range-y-maximum="$2"/>
                <draw:handle draw:handle-position="$3 $2" draw:handle-range-x-minimum="$1" draw:handle-range-x-maximum="10800" draw:handle-range-y-minimum="$0" draw:handle-range-y-maximum="21600"/>
                <draw:handle draw:handle-position="$1 bottom" draw:handle-range-x-minimum="0" draw:handle-range-x-maximum="$3"/>
              </draw:enhanced-geometry>
            </draw:custom-shape>
            <draw:frame draw:style-name="gr18" draw:text-style-name="P2" draw:layer="layout" svg:width="3.556cm" svg:height="1.673cm" svg:x="1.254cm" svg:y="12.281cm">
              <draw:text-box>
                <text:p text:style-name="P3">backup for thinpool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8T13:33:55.897509202</meta:creation-date>
    <dc:date>2019-07-09T11:09:32.085134868</dc:date>
    <meta:editing-duration>PT1H57S</meta:editing-duration>
    <meta:editing-cycles>4</meta:editing-cycles>
    <meta:generator>LibreOffice/6.1.5.2$Linux_X86_64 LibreOffice_project/10$Build-2</meta:generator>
    <meta:document-statistic meta:object-count="54"/>
  </office:meta>
</office:document-meta>
</file>